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945in"/>
    </style:style>
    <style:style style:name="co6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5063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4">
            <text:p>2018-07-05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office:value-type="float" office:value="220" calcext:value-type="float">
            <text:p>2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160" calcext:value-type="float">
            <text:p>16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2">
            <text:p>2018-07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72])" office:value-type="float" office:value="15000" calcext:value-type="float">
            <text:p>15000</text:p>
          </table:table-cell>
          <table:table-cell table:style-name="ce32" table:formula="of:=SUM([.E2:.E72])" office:value-type="float" office:value="3956" calcext:value-type="float">
            <text:p>3956</text:p>
          </table:table-cell>
          <table:table-cell table:style-name="ce32" table:formula="of:=['201806'.F64]+[.C73]-[.D73]" office:value-type="float" office:value="1295000" calcext:value-type="float">
            <text:p>1295000</text:p>
          </table:table-cell>
          <table:table-cell table:style-name="ce32" table:formula="of:=['201806'.G64]+[.D73]-[.E73]" office:value-type="float" office:value="13594" calcext:value-type="float">
            <text:p>13594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73]/[.H74];1;)" office:value-type="float" office:value="0" calcext:value-type="float">
            <text:p>0</text:p>
          </table:table-cell>
          <table:table-cell table:style-name="ce32" table:formula="of:=FLOOR([.D73]/[.H74];1;)" office:value-type="float" office:value="1852" calcext:value-type="float">
            <text:p>1852</text:p>
          </table:table-cell>
          <table:table-cell table:style-name="ce32" table:formula="of:=FLOOR([.E73]/[.H74];1;)" office:value-type="float" office:value="488" calcext:value-type="float">
            <text:p>488</text:p>
          </table:table-cell>
          <table:table-cell table:style-name="ce32" table:formula="of:=FLOOR([.F73]/[.H74];1;)" office:value-type="float" office:value="159900" calcext:value-type="float">
            <text:p>159900</text:p>
          </table:table-cell>
          <table:table-cell table:style-name="ce32" table:formula="of:=FLOOR([.G73]/[.H74];1;)" office:value-type="float" office:value="1678" calcext:value-type="float">
            <text:p>1678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73]/[.H75];1;)" office:value-type="float" office:value="0" calcext:value-type="float">
            <text:p>0</text:p>
          </table:table-cell>
          <table:table-cell table:style-name="ce32" table:formula="of:=FLOOR([.D73]/[.H75];1;)" office:value-type="float" office:value="1845" calcext:value-type="float">
            <text:p>1845</text:p>
          </table:table-cell>
          <table:table-cell table:style-name="ce32" table:formula="of:=FLOOR([.E73]/[.H75];1;)" office:value-type="float" office:value="486" calcext:value-type="float">
            <text:p>486</text:p>
          </table:table-cell>
          <table:table-cell table:style-name="ce32" table:formula="of:=FLOOR([.F73]/[.H75];1;)" office:value-type="float" office:value="159286" calcext:value-type="float">
            <text:p>159286</text:p>
          </table:table-cell>
          <table:table-cell table:style-name="ce41" table:formula="of:=FLOOR([.G73]/[.H75];1;)" office:value-type="float" office:value="1672" calcext:value-type="float">
            <text:p>1672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73]+[.C64]-[.D64]" office:value-type="float" office:value="1295000" calcext:value-type="float">
            <text:p>1295000</text:p>
          </table:table-cell>
          <table:table-cell table:style-name="ce32" table:formula="of:=['201807'.G73]+[.D64]-[.E64]" office:value-type="float" office:value="13594" calcext:value-type="float">
            <text:p>13594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string" office:string-value="" calcext:value-type="error">
            <text:p>Err:511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string" office:string-value="" calcext:value-type="error">
            <text:p>Err:511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20:23:55.994025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5T20:24:46.304746859</dc:date>
    <meta:editing-duration>P6DT1H42M54S</meta:editing-duration>
    <meta:editing-cycles>324</meta:editing-cycles>
    <meta:generator>LibreOffice/4.2.8.2$Linux_X86_64 LibreOffice_project/420m0$Build-2</meta:generator>
    <meta:document-statistic meta:table-count="6" meta:cell-count="496" meta:object-count="0"/>
  </office:meta>
</office:document-meta>
</file>